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T1" style:family="text">
      <style:text-properties fo:color="#000000" style:font-name="Consolas" fo:font-size="9.5pt" style:font-name-asian="Consolas" style:font-size-asian="9.5pt" style:font-name-complex="Consolas" style:font-size-complex="9.5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Final Frontier – kerbal individual merits</text:p>
      <text:p text:style-name="Standard"/>
      <text:p text:style-name="Standard">Sometimes it's hard to choose a kerbal for a mission because they are all the same... well, they differ in courage and stupidity but they have no history, no personal merits they had achieved. Do you remember who was the first kerbal in space? No? Ok, who was the first kerbal on Mun? Still no idea?</text:p>
      <text:p text:style-name="Standard"/>
      <text:p text:style-name="Standard">The Final Frontier plugin will handle this for you. Each kerbal get ribbons for extraordinary merits. And the number of missions flown (i.e. vessel recovered) is recorded too.</text:p>
      <text:p text:style-name="Standard"/>
      <text:p text:style-name="Standard">Currently the following ribbons are awarded to kerbals:</text:p>
      <text:p text:style-name="Standard"/>
      <text:list xml:id="list35686902" text:style-name="L1">
        <text:list-item>
          <text:p text:style-name="P1">Orbit around a celestial body (including Kerbin)</text:p>
        </text:list-item>
        <text:list-item>
          <text:p text:style-name="P1">Landing on a <text:s/>celestial body (including Kerbin – kerbals do reward even simple tasks, because most of the time they fail...)</text:p>
        </text:list-item>
        <text:list-item>
          <text:p text:style-name="P1">EVA in an orbit around a celestial body (including Kerbin)</text:p>
        </text:list-item>
        <text:list-item>
          <text:p text:style-name="P1">EVA on a <text:s/>celestial body (including Kerbin – let's hope they will survive...)</text:p>
        </text:list-item>
        <text:list-item>
          <text:p text:style-name="P1">Docking around a celestial body (including Kerbin)</text:p>
        </text:list-item>
        <text:list-item>
          <text:p text:style-name="P1">Collision in a vessel</text:p>
        </text:list-item>
        <text:list-item>
          <text:p text:style-name="P1">Dangerous EVA while not on ground and not in a stable orbit</text:p>
        </text:list-item>
        <text:list-item>
          <text:p text:style-name="P1">Get into a kerbal orbit in less than 200, 150 or 120 seconds.</text:p>
        </text:list-item>
        <text:list-item>
          <text:p text:style-name="P1">Accumulated mission time of at least 5, 20, 50 or 100 days.</text:p>
        </text:list-item>
        <text:list-item>
          <text:p text:style-name="P1">At least 5, 20 or 50 missions flown (i.e. vessel recovered)</text:p>
        </text:list-item>
        <text:list-item>
          <text:p text:style-name="P1">Done a splashdown landing</text:p>
        </text:list-item>
      </text:list>
      <text:p text:style-name="Standard"/>
      <text:p text:style-name="Standard">If a kerbal is the first one rewarded with a celestial ribbon, he will get the "First kerbin" ribbon of that kind (for example "First kerbal orbition aorund Kerbin ").</text:p>
      <text:p text:style-name="Standard"/>
      <text:p text:style-name="Standard">The ribbon graphics are inspired by the ribbons created by Unistrut. But unfortunately I still doesn't get his permission to include his ribbon graphics into Final Frontier so I have created my own set of ribbons. They are using the same color and sometime similar graphics (so they will look similar). If Unistrut will give his permission to use his ribbons, I will include them in a modified form.</text:p>
      <text:p text:style-name="Standard"/>
      <text:p text:style-name="Standard"/>
      <text:p text:style-name="Standard">The plugin is currently in some kind of alpha stage. It works – at least I think it will work. ;) But bugs may occur and don't try this plugin in a current game without a backup. And it its my first project in C#, so don't expect to much from the code ;).</text:p>
      <text:p text:style-name="Standard"/>
      <text:p text:style-name="Standard">Not all functions are working right now. In the current version there is a maximum of 12 ribbons visible in the Hall Of Fame. I a kerbal gets more than 12 ribbons those with the most amount of prestige will be shown. In a future version each kerbal gets a detailed view with all of his ribbons.</text:p>
      <text:p text:style-name="Standard"/>
      <text:p text:style-name="Standard">Kerbals are identified by their names. So don't add kerbals with the same name or Final Frontier will get confused.</text:p>
      <text:p text:style-name="Standard"/>
      <text:p text:style-name="Standard">The plugin take use of <text:span text:style-name="T1">System.IO to</text:span> store its data in the corresponding save-folde of a game. For example: If your game is called "MyGame", Final Frontier will store its data in &lt;KSP-Install-Folder&gt;/saves/MyGame/halloffame.ksp". There are no other writes anywhere on the system.</text:p>
      <text:p text:style-name="Standard"/>
      <text:p text:style-name="Standard">License: http://opensource.org/licenses/BSD-2-Clause</text:p>
      <text:p text:style-name="Standard"><text:soft-page-break/>Source is included in the zip archive.</text:p>
      <text:p text:style-name="Standard"/>
      <text:p text:style-name="Standard">Download: Spaceport</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44M4S</meta:editing-duration>
    <meta:editing-cycles>5</meta:editing-cycles>
    <meta:generator>OpenOffice.org/3.3$Win32 OpenOffice.org_project/330m20$Build-9567</meta:generator>
    <dc:date>2014-01-25T17:23:39.75</dc:date>
    <dc:creator>Andre Kolster</dc:creator>
    <meta:document-statistic meta:table-count="0" meta:image-count="0" meta:object-count="0" meta:page-count="2" meta:paragraph-count="24" meta:word-count="506" meta:character-count="2839"/>
    <meta:user-defined meta:name="Info 1"/>
    <meta:user-defined meta:name="Info 2"/>
    <meta:user-defined meta:name="Info 3"/>
    <meta:user-defined meta:name="Info 4"/>
  </office:meta>
</office:document-meta>
</file>